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0e4765" officeooo:paragraph-rsid="000e4765"/>
    </style:style>
    <style:style style:name="P2" style:family="paragraph" style:parent-style-name="Standard">
      <style:text-properties fo:font-style="normal" officeooo:rsid="000e4765" officeooo:paragraph-rsid="000e4765" style:font-style-asian="normal" style:font-style-complex="normal"/>
    </style:style>
    <style:style style:name="P3" style:family="paragraph" style:parent-style-name="Standard">
      <style:text-properties fo:font-style="normal" officeooo:rsid="0026f98e" officeooo:paragraph-rsid="0026f98e" style:font-style-asian="normal" style:font-style-complex="normal"/>
    </style:style>
    <style:style style:name="P4" style:family="paragraph" style:parent-style-name="Standard">
      <style:text-properties style:text-position="0% 100%" fo:font-style="italic" fo:font-weight="normal" officeooo:rsid="001025a4" officeooo:paragraph-rsid="000e4765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style:text-position="0% 100%" fo:font-style="normal" fo:font-weight="normal" officeooo:rsid="0024b787" officeooo:paragraph-rsid="000e4765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style:text-position="0% 100%" fo:font-style="normal" fo:font-weight="normal" officeooo:rsid="0026f98e" officeooo:paragraph-rsid="0026f98e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style:text-position="0% 100%" fo:font-style="normal" fo:font-weight="normal" officeooo:rsid="001025a4" officeooo:paragraph-rsid="000e4765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text-position="0% 100%" fo:font-style="normal" fo:font-weight="normal" officeooo:rsid="002da51c" officeooo:paragraph-rsid="002da51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text-position="0% 100%" fo:font-style="normal" fo:font-weight="normal" officeooo:rsid="003055fe" officeooo:paragraph-rsid="003055fe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paragraph-rsid="002a2a9d"/>
    </style:style>
    <style:style style:name="P11" style:family="paragraph" style:parent-style-name="Standard">
      <style:text-properties style:text-position="0% 100%" fo:font-style="normal" fo:font-weight="normal" officeooo:rsid="003725b1" officeooo:paragraph-rsid="003055fe" style:font-style-asian="normal" style:font-weight-asian="normal" style:font-style-complex="normal" style:font-weight-complex="normal"/>
    </style:style>
    <style:style style:name="T1" style:family="text">
      <style:text-properties officeooo:rsid="000d834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8349" style:font-style-asian="italic" style:font-style-complex="italic"/>
    </style:style>
    <style:style style:name="T4" style:family="text">
      <style:text-properties fo:font-style="italic" officeooo:rsid="002da51c" style:font-style-asian="italic" style:font-style-complex="italic"/>
    </style:style>
    <style:style style:name="T5" style:family="text">
      <style:text-properties fo:font-style="italic" officeooo:rsid="00330ec9" style:font-style-asian="italic" style:font-style-complex="italic"/>
    </style:style>
    <style:style style:name="T6" style:family="text">
      <style:text-properties fo:font-style="italic" officeooo:rsid="00347c1a" style:font-style-asian="italic" style:font-style-complex="italic"/>
    </style:style>
    <style:style style:name="T7" style:family="text">
      <style:text-properties fo:font-style="italic" officeooo:rsid="003725b1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d8349" style:font-style-asian="normal" style:font-style-complex="normal"/>
    </style:style>
    <style:style style:name="T10" style:family="text">
      <style:text-properties officeooo:rsid="000e4765"/>
    </style:style>
    <style:style style:name="T11" style:family="text">
      <style:text-properties style:text-position="super 58%" fo:font-style="italic" style:font-style-asian="italic" style:font-style-complex="italic"/>
    </style:style>
    <style:style style:name="T12" style:family="text">
      <style:text-properties style:text-position="super 58%" fo:font-style="italic" officeooo:rsid="00347c1a" style:font-style-asian="italic" style:font-style-complex="italic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tyle="italic" style:font-style-asian="italic" style:font-style-complex="italic"/>
    </style:style>
    <style:style style:name="T15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0% 100%" fo:font-style="italic" fo:font-weight="normal" officeooo:rsid="001025a4" style:font-style-asian="italic" style:font-weight-asian="normal" style:font-style-complex="italic" style:font-weight-complex="normal"/>
    </style:style>
    <style:style style:name="T17" style:family="text">
      <style:text-properties style:text-position="0% 100%" fo:font-style="italic" fo:font-weight="normal" officeooo:rsid="0013fd3e" style:font-style-asian="italic" style:font-weight-asian="normal" style:font-style-complex="italic" style:font-weight-complex="normal"/>
    </style:style>
    <style:style style:name="T18" style:family="text">
      <style:text-properties style:text-position="0% 100%" fo:font-style="italic" fo:font-weight="normal" officeooo:rsid="0026f98e" style:font-style-asian="italic" style:font-weight-asian="normal" style:font-style-complex="italic" style:font-weight-complex="normal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1025a4" style:font-weight-asian="normal" style:font-weight-complex="normal"/>
    </style:style>
    <style:style style:name="T21" style:family="text">
      <style:text-properties style:text-position="0% 100%" fo:font-weight="normal" officeooo:rsid="0013fd3e" style:font-weight-asian="normal" style:font-weight-complex="normal"/>
    </style:style>
    <style:style style:name="T22" style:family="text">
      <style:text-properties style:text-position="0% 100%" fo:font-weight="normal" officeooo:rsid="0014d3bb" style:font-weight-asian="normal" style:font-weight-complex="normal"/>
    </style:style>
    <style:style style:name="T23" style:family="text">
      <style:text-properties style:text-position="0% 100%" fo:font-weight="normal" officeooo:rsid="00186559" style:font-weight-asian="normal" style:font-weight-complex="normal"/>
    </style:style>
    <style:style style:name="T24" style:family="text">
      <style:text-properties style:text-position="0% 100%" fo:font-weight="normal" officeooo:rsid="001a2c24" style:font-weight-asian="normal" style:font-weight-complex="normal"/>
    </style:style>
    <style:style style:name="T25" style:family="text">
      <style:text-properties style:text-position="0% 100%" fo:font-weight="normal" officeooo:rsid="001bb2dd" style:font-weight-asian="normal" style:font-weight-complex="normal"/>
    </style:style>
    <style:style style:name="T26" style:family="text">
      <style:text-properties style:text-position="0% 100%" fo:font-weight="normal" officeooo:rsid="001bf8a9" style:font-weight-asian="normal" style:font-weight-complex="normal"/>
    </style:style>
    <style:style style:name="T27" style:family="text">
      <style:text-properties style:text-position="0% 100%" fo:font-weight="normal" officeooo:rsid="001dc62e" style:font-weight-asian="normal" style:font-weight-complex="normal"/>
    </style:style>
    <style:style style:name="T28" style:family="text">
      <style:text-properties style:text-position="0% 100%" fo:font-weight="normal" officeooo:rsid="001f603d" style:font-weight-asian="normal" style:font-weight-complex="normal"/>
    </style:style>
    <style:style style:name="T29" style:family="text">
      <style:text-properties style:text-position="0% 100%" fo:font-weight="normal" officeooo:rsid="001fa75b" style:font-weight-asian="normal" style:font-weight-complex="normal"/>
    </style:style>
    <style:style style:name="T30" style:family="text">
      <style:text-properties style:text-position="0% 100%" fo:font-weight="normal" officeooo:rsid="00215fe4" style:font-weight-asian="normal" style:font-weight-complex="normal"/>
    </style:style>
    <style:style style:name="T31" style:family="text">
      <style:text-properties style:text-position="0% 100%" fo:font-weight="normal" officeooo:rsid="0022b86c" style:font-weight-asian="normal" style:font-weight-complex="normal"/>
    </style:style>
    <style:style style:name="T32" style:family="text">
      <style:text-properties style:text-position="0% 100%" fo:font-weight="normal" officeooo:rsid="0024b787" style:font-weight-asian="normal" style:font-weight-complex="normal"/>
    </style:style>
    <style:style style:name="T33" style:family="text">
      <style:text-properties style:text-position="0% 100%" fo:font-weight="normal" officeooo:rsid="00259fd2" style:font-weight-asian="normal" style:font-weight-complex="normal"/>
    </style:style>
    <style:style style:name="T34" style:family="text">
      <style:text-properties style:text-position="0% 100%" fo:font-weight="normal" officeooo:rsid="0026a876" style:font-weight-asian="normal" style:font-weight-complex="normal"/>
    </style:style>
    <style:style style:name="T35" style:family="text">
      <style:text-properties style:text-position="0% 100%" fo:font-weight="normal" officeooo:rsid="0026f98e" style:font-weight-asian="normal" style:font-weight-complex="normal"/>
    </style:style>
    <style:style style:name="T36" style:family="text">
      <style:text-properties style:text-position="0% 100%" fo:font-weight="normal" officeooo:rsid="00273e6a" style:font-weight-asian="normal" style:font-weight-complex="normal"/>
    </style:style>
    <style:style style:name="T37" style:family="text">
      <style:text-properties officeooo:rsid="0028499d"/>
    </style:style>
    <style:style style:name="T38" style:family="text">
      <style:text-properties officeooo:rsid="0028defc"/>
    </style:style>
    <style:style style:name="T39" style:family="text">
      <style:text-properties officeooo:rsid="002a2a9d"/>
    </style:style>
    <style:style style:name="T40" style:family="text">
      <style:text-properties officeooo:rsid="002c0070"/>
    </style:style>
    <style:style style:name="T41" style:family="text">
      <style:text-properties officeooo:rsid="002da51c"/>
    </style:style>
    <style:style style:name="T42" style:family="text">
      <style:text-properties officeooo:rsid="002e66a5"/>
    </style:style>
    <style:style style:name="T43" style:family="text">
      <style:text-properties officeooo:rsid="00330ec9"/>
    </style:style>
    <style:style style:name="T44" style:family="text">
      <style:text-properties style:text-position="sub 58%" fo:font-style="italic" officeooo:rsid="00330ec9" style:font-style-asian="italic" style:font-style-complex="italic"/>
    </style:style>
    <style:style style:name="T45" style:family="text">
      <style:text-properties style:text-position="sub 58%" fo:font-style="italic" officeooo:rsid="00347c1a" style:font-style-asian="italic" style:font-style-complex="italic"/>
    </style:style>
    <style:style style:name="T46" style:family="text">
      <style:text-properties officeooo:rsid="00347c1a"/>
    </style:style>
    <style:style style:name="T47" style:family="text">
      <style:text-properties officeooo:rsid="0036ce64"/>
    </style:style>
    <style:style style:name="T48" style:family="text">
      <style:text-properties officeooo:rsid="0039a03f"/>
    </style:style>
    <style:style style:name="T49" style:family="text">
      <style:text-properties officeooo:rsid="003b2512"/>
    </style:style>
    <style:style style:name="T50" style:family="text">
      <style:text-properties officeooo:rsid="003db7b7"/>
    </style:style>
    <style:style style:name="T51" style:family="text">
      <style:text-properties officeooo:rsid="0041b68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 <text:span text:style-name="T1">Basic and common design of hash table: compute a key’s hash code (int or long), map the resulting hash code to an index of an array. Store the key in the corresponding slot.</text:span></text:p>
      <text:p text:style-name="Standard">- <text:span text:style-name="T39">Simple uniform hashing: Each key is equally likely to be hashed to any slots of the table, independent of where other key hashing.</text:span></text:p>
      <text:p text:style-name="P10">- <text:span text:style-name="T1">Collision resolution with chaining: use linked list to make a chain of keys → Average operation time: </text:span><text:span text:style-name="T1"><draw:frame draw:style-name="fr1" draw:name="Object1" text:anchor-type="as-char" svg:y="-0.2437in" svg:width="0.6953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which consists of a constant time to compute the hash code and the expected length of the linked list chain (</text:span><text:span text:style-name="T3">n </text:span><text:span text:style-name="T9">is the number of keys and </text:span><text:span text:style-name="T3">m </text:span><text:span text:style-name="T9">is the number of slots</text:span><text:span text:style-name="T1">). The ratio is called load factor and as long as the load factor is constant, the average operation time is constant.</text:span></text:p>
      <text:p text:style-name="Standard">- <text:span text:style-name="T10">Common hash functions:</text:span></text:p>
      <text:p text:style-name="P1">1. Division method: <draw:frame draw:style-name="fr1" draw:name="Object2" text:anchor-type="as-char" svg:y="-0.152in" svg:width="1.0665in" svg:height="0.1992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>m </text:span><text:span text:style-name="T8">is usually prime and not close to power of 2 or power of 10.</text:span></text:p>
      <text:p text:style-name="P1"><text:span text:style-name="T8">2. Multiplication method: </text:span><text:span text:style-name="T8"><draw:frame draw:style-name="fr1" draw:name="Object3" text:anchor-type="as-char" svg:y="-0.172in" svg:width="2.2098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w </text:span><text:span text:style-name="T8">bit, </text:span><text:span text:style-name="T2">a </text:span><text:span text:style-name="T8">is a random odd integer and not close to power of 2 and </text:span><text:span text:style-name="T2"><text:s/>m = 2</text:span><text:span text:style-name="T11">r</text:span><text:span text:style-name="T14">.</text:span></text:p>
      <text:p text:style-name="P2"><text:span text:style-name="T13">3. Universal hashing: </text:span><text:span text:style-name="T13"><draw:frame draw:style-name="fr1" draw:name="Object4" text:anchor-type="as-char" svg:y="-0.152in" svg:width="2.011in" svg:height="0.199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4">a, </text:span><text:span text:style-name="T15">b </text:span><text:span text:style-name="T19">are random numbers in </text:span><text:span text:style-name="T19"><draw:frame draw:style-name="fr1" draw:name="Object5" text:anchor-type="as-char" svg:y="-0.1484in" svg:width="0.8661in" svg:height="0.1898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9">, </text:span><text:span text:style-name="T15">p </text:span><text:span text:style-name="T19">is a prime number bigger than the size of the universe (big prime number </text:span><text:span text:style-name="T20">in polynomial time</text:span><text:span text:style-name="T19">)! →</text:span><text:span text:style-name="T20"> In the worst case, the probability two given different keys have the same hash code is </text:span><text:span text:style-name="T16">1 / m.</text:span></text:p>
      <text:p text:style-name="P4"/>
      <text:p text:style-name="P2"><text:span text:style-name="T16">- </text:span><text:span text:style-name="T21">How to choose </text:span><text:span text:style-name="T17">m</text:span><text:span text:style-name="T21">? </text:span><text:span text:style-name="T22">We want: </text:span><text:span text:style-name="T22"><draw:frame draw:style-name="fr1" draw:name="Object6" text:anchor-type="as-char" svg:y="-0.152in" svg:width="0.6902in" svg:height="0.199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2">→ load factor = </text:span><text:span text:style-name="T22"><draw:frame draw:style-name="fr1" draw:name="Object7" text:anchor-type="as-char" svg:y="-0.152in" svg:width="0.4236in" svg:height="0.1992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2">.</text:span></text:p>
      <text:p text:style-name="P2"><text:span text:style-name="T22">→</text:span><text:span text:style-name="T23"> Idea: start small and grow or shrink the table as we want.</text:span></text:p>
      <text:p text:style-name="P2"><text:span text:style-name="T23">→</text:span><text:span text:style-name="T24"> Table doubling. As new insertion appears, we double the original size of the hash table.</text:span></text:p>
      <text:p text:style-name="P2"><text:span text:style-name="T24">- </text:span><text:span text:style-name="T25">Amortization: An operation takes T(n) amortized if k operations take less than or equal to k times T(n) time. </text:span><text:span text:style-name="T26">Amortized time is about a bunch of time, k time. </text:span><text:span text:style-name="T28">The core idea: the individual operation might be expensive but the overall operations are cheap.</text:span></text:p>
      <text:p text:style-name="P2"><text:span text:style-name="T26">- In table doubling, k insertions </text:span><text:span text:style-name="T30">or</text:span><text:span text:style-name="T29"> deletions</text:span><text:span text:style-name="T26"> take </text:span><text:span text:style-name="T26"><draw:frame draw:style-name="fr1" draw:name="Object8" text:anchor-type="as-char" svg:y="-0.152in" svg:width="0.4283in" svg:height="0.199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26">time or </text:span><text:span text:style-name="T26"><draw:frame draw:style-name="fr1" draw:name="Object9" text:anchor-type="as-char" svg:y="-0.152in" svg:width="0.4236in" svg:height="0.1992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26">amo</text:span><text:span text:style-name="T27">r</text:span><text:span text:style-name="T26">tized per insert </text:span><text:span text:style-name="T30">or</text:span><text:span text:style-name="T29"> delete. </text:span><text:span text:style-name="T31">We further extend the constraint: </text:span><text:span text:style-name="T31"><draw:frame draw:style-name="fr1" draw:name="Object10" text:anchor-type="as-char" svg:y="-0.1484in" svg:width="0.7646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1">so delete and insert is constant in amortized time and space is always linear.</text:span></text:p>
      <text:p text:style-name="P2"><text:span text:style-name="T31">- </text:span><text:span text:style-name="T32">Python list’s append and pop are constant amortized.</text:span></text:p>
      <text:p text:style-name="P5"/>
      <text:p text:style-name="P2"><text:span text:style-name="T32">- </text:span><text:span text:style-name="T33">String matching with Karp-Rabin </text:span><text:span text:style-name="T34">algorithm.</text:span></text:p>
      <text:p text:style-name="P2"><text:span text:style-name="T33">- </text:span><text:span text:style-name="T34">Rolling hashing, </text:span><text:span text:style-name="T35">we want a </text:span><text:span text:style-name="T18">s </text:span><text:span text:style-name="T35">of a string </text:span><text:span text:style-name="T18">x</text:span><text:span text:style-name="T35"> with three operations:</text:span></text:p>
      <text:p text:style-name="P3"><text:span text:style-name="T19">+ s.append(c): add new character </text:span><text:span text:style-name="T15">c</text:span><text:span text:style-name="T19"> to the end of the string </text:span><text:span text:style-name="T15">x</text:span><text:span text:style-name="T19">.</text:span></text:p>
      <text:p text:style-name="P3"><text:span text:style-name="T19">+ s.skip(c): remove the first character </text:span><text:span text:style-name="T15">c</text:span><text:span text:style-name="T19"> of </text:span><text:span text:style-name="T15">x</text:span><text:span text:style-name="T19">.</text:span></text:p>
      <text:p text:style-name="P3"><text:span text:style-name="T19">+ s() results in the hash code of </text:span><text:span text:style-name="T15">x</text:span><text:span text:style-name="T19">.</text:span></text:p>
      <text:p text:style-name="P3"><text:span text:style-name="T19">- </text:span><text:span text:style-name="T36">More about Karp-Rabin: https://www-igm.univ-mlv.fr/~lecroq/string/node5.html</text:span></text:p>
      <text:p text:style-name="P6"/>
      <text:p text:style-name="P6">- <text:span text:style-name="T37">Open addressing</text:span></text:p>
      <text:p text:style-name="P6">- <text:span text:style-name="T38">Open addressing visualization: </text:span><text:a xlink:type="simple" xlink:href="https://www.cs.usfca.edu/~galles/visualization/OpenHash.html" text:style-name="Internet_20_link" text:visited-style-name="Visited_20_Internet_20_Link"><text:span text:style-name="T38">https://www.cs.usfca.edu/~galles/visualization/OpenHash.html</text:span></text:a><text:span text:style-name="T38"> and </text:span><text:a xlink:type="simple" xlink:href="http://www.cs.tufts.edu/~ablumer/openhashing.html" text:style-name="Internet_20_link" text:visited-style-name="Visited_20_Internet_20_Link"><text:span text:style-name="T38">http://www.cs.tufts.edu/~ablumer/openhashing.html</text:span></text:a></text:p>
      <text:p text:style-name="P6">- <text:span text:style-name="T40">The number of slot is greater or equal to the number of keys.</text:span></text:p>
      <text:p text:style-name="P6">- <text:span text:style-name="T40">Probing: hash function specifies order of slots to probe a key (for insert/ delete/ search).</text:span></text:p>
      <text:p text:style-name="P6">- <text:span text:style-name="T41">Requirement: </text:span><text:span text:style-name="T4">h(k, 1), …, h(l, m-1) </text:span><text:span text:style-name="T41">to be the permutation of </text:span><text:span text:style-name="T4">0, 1, …, m – 1.</text:span></text:p>
      <text:p text:style-name="P8">- Probing strategies:</text:p>
      <text:p text:style-name="P8">1. <text:span text:style-name="T42">Linear probing: </text:span><text:span text:style-name="T42"><draw:frame draw:style-name="fr1" draw:name="Object11" text:anchor-type="as-char" svg:y="-0.152in" svg:width="1.6008in" svg:height="0.1992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2">→ permutation. But can suffer from cluster problem.</text:span></text:p>
      <text:p text:style-name="P9">2. Double hashing: <draw:frame draw:style-name="fr1" draw:name="Object12" text:anchor-type="as-char" svg:y="-0.152in" svg:width="2.0543in" svg:height="0.2126in" draw:z-index="11"><draw:object xlink:href="./Object 12" xlink:type="simple" xlink:show="embed" xlink:actuate="onLoad"/><draw:image xlink:href="./ObjectReplacements/Object 12" xlink:type="simple" xlink:show="embed" xlink:actuate="onLoad"/></draw:frame>. <text:span text:style-name="T43">If </text:span><text:span text:style-name="T5">h</text:span><text:span text:style-name="T44">2</text:span><text:span text:style-name="T5">(k) </text:span><text:span text:style-name="T43">is relatively prime → permutation. If </text:span><text:span text:style-name="T6">m = 2</text:span><text:span text:style-name="T12">r</text:span><text:span text:style-name="T6">, </text:span><text:span text:style-name="T46">then </text:span><text:span text:style-name="T6">h</text:span><text:span text:style-name="T45">2</text:span><text:span text:style-name="T6">(k) </text:span><text:span text:style-name="T46">should be odd.</text:span></text:p>
      <text:p text:style-name="P9"/>
      <text:p text:style-name="P9">- <text:span text:style-name="T43">Uniform hashing: each key is equally likely to have any of of the </text:span><text:span text:style-name="T5">m!</text:span><text:span text:style-name="T43"> permutations as its probe sequence. We can get really close to uniform hashing with double hashing.</text:span></text:p>
      <text:p text:style-name="P9"><text:soft-page-break/>- <text:span text:style-name="T47">Under uniform hashing assumption, operation cost when applying open addressing is &lt;= </text:span><text:span text:style-name="T47"><draw:frame draw:style-name="fr1" draw:name="Object13" text:anchor-type="as-char" svg:y="-0.2437in" svg:width="0.4547in" svg:height="0.3929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47">. The load factor should stay around </text:span><text:span text:style-name="T7">0.5.</text:span></text:p>
      <text:p text:style-name="P11"/>
      <text:p text:style-name="P11">- <text:span text:style-name="T48">When a user-defined class needs its own __hash__(), the user must also implement __eq__() method. Why? </text:span><text:a xlink:type="simple" xlink:href="https://hynek.me/articles/hashes-and-equality/" text:style-name="Internet_20_link" text:visited-style-name="Visited_20_Internet_20_Link"><text:span text:style-name="T48">https://hynek.me/articles/hashes-and-equality/</text:span></text:a><text:span text:style-name="T48">, </text:span><text:a xlink:type="simple" xlink:href="http://thepythoncorner.com/dev/hash-tables-understanding-dictionaries/" text:style-name="Internet_20_link" text:visited-style-name="Visited_20_Internet_20_Link"><text:span text:style-name="T48">http://thepythoncorner.com/dev/hash-tables-understanding-dictionaries/</text:span></text:a><text:span text:style-name="T48">.</text:span></text:p>
      <text:p text:style-name="P11">- <text:span text:style-name="T49">If you implement just the __eq__() method, the class will use the built-in __hash__() method. Let call this class A and you create two equal instances of class A, b and c. Suppose you want to store b and c into a dictionary, the dictionary will first compute their hash values and compare them. Instance b and c might be equal but their hash value might be not.</text:span></text:p>
      <text:p text:style-name="P11">- <text:span text:style-name="T50">If you implement just the __hash__() method, if b and c are equal in terms of hash value, the __eq__() method might not work. In order words, b and c hash values might be equal but they themselves are not equal (due to no implementation of __eq__()). Or when you look up c in dictionary which already stored b.</text:span></text:p>
      <text:p text:style-name="P11">- <text:span text:style-name="T51">By default, __hash__() uses an object’s memory address while __eq__() uses is operator. More about __hash__() in Python: </text:span><text:a xlink:type="simple" xlink:href="https://docs.python.org/3.5/reference/datamodel.html#object.__hash" text:style-name="Internet_20_link" text:visited-style-name="Visited_20_Internet_20_Link"><text:span text:style-name="T51">https://docs.python.org/3.5/reference/datamodel.html#object.__hash</text:span></text:a><text:span text:style-name="T51">__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5T19:14:29.427000000</meta:creation-date>
    <meta:generator>LibreOffice/6.0.7.3$Windows_x86 LibreOffice_project/dc89aa7a9eabfd848af146d5086077aeed2ae4a5</meta:generator>
    <dc:date>2021-08-21T12:59:40.822000000</dc:date>
    <meta:editing-duration>PT10H11M15S</meta:editing-duration>
    <meta:editing-cycles>45</meta:editing-cycles>
    <meta:document-statistic meta:table-count="0" meta:image-count="0" meta:object-count="13" meta:page-count="2" meta:paragraph-count="33" meta:word-count="719" meta:character-count="4160" meta:non-whitespace-character-count="3472"/>
  </office:meta>
</office:document-meta>
</file>

<file path=Object 1/content.xml><?xml version="1.0" encoding="utf-8"?>
<math xmlns="http://www.w3.org/1998/Math/MathML" display="block">
  <semantics>
    <mrow>
      <mi mathvariant="normal">Θ</mi>
      <mrow>
        <mo fence="true" stretchy="false">(</mo>
        <mrow>
          <mrow>
            <mn>1</mn>
            <mo stretchy="false">+</mo>
            <mfrac>
              <mi>n</mi>
              <mi>m</mi>
            </mfrac>
          </mrow>
        </mrow>
        <mo fence="true" stretchy="false">)</mo>
      </mrow>
    </mrow>
    <annotation encoding="StarMath 5.0">%THETA ( 1 + n over m )</annotation>
  </semantics>
</math>
</file>

<file path=Object 10/content.xml><?xml version="1.0" encoding="utf-8"?>
<math xmlns="http://www.w3.org/1998/Math/MathML" display="block">
  <semantics>
    <mrow>
      <mrow>
        <mi>n</mi>
        <mo stretchy="false">≤</mo>
        <mi>m</mi>
        <mo stretchy="false">≤</mo>
        <mn>4</mn>
      </mrow>
      <mi>n</mi>
    </mrow>
    <annotation encoding="StarMath 5.0">n &lt;= m &lt;= 4n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k</mi>
              <mi>,</mi>
              <mi>i</mi>
            </mrow>
          </mrow>
          <mo fence="true" stretchy="false">)</mo>
        </mrow>
        <mo stretchy="false">=</mo>
        <mrow>
          <mo fence="true" stretchy="false">(</mo>
          <mrow>
            <mrow>
              <mi>h</mi>
              <mi>'</mi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i>i</mi>
              </mrow>
            </mrow>
          </mrow>
          <mo fence="true" stretchy="false">)</mo>
        </mrow>
      </mrow>
      <mtext>%</mtext>
      <mi>m</mi>
    </mrow>
    <annotation encoding="StarMath 5.0">h( k, i ) = (h'( k ) + i) % m</annotation>
  </semantics>
</math>
</file>

<file path=Object 12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k</mi>
              <mi>,</mi>
              <mi>i</mi>
            </mrow>
          </mrow>
          <mo fence="true" stretchy="false">)</mo>
        </mrow>
        <mo stretchy="false">=</mo>
        <mrow>
          <mo fence="true" stretchy="false">(</mo>
          <mrow>
            <mrow>
              <msub>
                <mi>h</mi>
                <mn>1</mn>
              </msub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row>
                  <mi>i</mi>
                  <mo stretchy="false">∗</mo>
                  <msub>
                    <mi>h</mi>
                    <mn>2</mn>
                  </msub>
                </mrow>
              </mrow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)</mo>
        </mrow>
      </mrow>
      <mtext>%</mtext>
      <mi>m</mi>
    </mrow>
    <annotation encoding="StarMath 5.0">h( k, i ) = ( h_1(k) + i * h_2(k) ) % m</annotation>
  </semantics>
</math>
</file>

<file path=Object 13/content.xml><?xml version="1.0" encoding="utf-8"?>
<math xmlns="http://www.w3.org/1998/Math/MathML" display="block">
  <semantics>
    <mfrac>
      <mn>1</mn>
      <mrow>
        <mn>1</mn>
        <mo stretchy="false">−</mo>
        <mi>α</mi>
      </mrow>
    </mfrac>
    <annotation encoding="StarMath 5.0">1 over { 1 - %alpha }</annotation>
  </semantics>
</math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i>k</mi>
          </mrow>
          <mo fence="true" stretchy="false">)</mo>
        </mrow>
        <mo stretchy="false">=</mo>
        <mi>k</mi>
      </mrow>
      <mi mathvariant="italic">mod</mi>
      <mi>m</mi>
    </mrow>
    <annotation encoding="StarMath 5.0">h( k ) = k mod m</annotation>
  </semantics>
</math>
</file>

<file path=Object 3/content.xml><?xml version="1.0" encoding="utf-8"?>
<math xmlns="http://www.w3.org/1998/Math/MathML" display="block">
  <semantics>
    <mrow>
      <mi>h</mi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(</mo>
                <mrow>
                  <mrow>
                    <mi>a</mi>
                    <mo stretchy="false">×</mo>
                    <mi>k</mi>
                  </mrow>
                </mrow>
                <mo fence="true" stretchy="false">)</mo>
              </mrow>
              <mi mathvariant="italic">mod</mi>
              <msup>
                <mn>2</mn>
                <mi>w</mi>
              </msup>
            </mrow>
          </mrow>
          <mo fence="true" stretchy="false">]</mo>
        </mrow>
        <mo stretchy="false">≫</mo>
        <mrow>
          <mo fence="true" stretchy="false">(</mo>
          <mrow>
            <mrow>
              <mi>w</mi>
              <mo stretchy="false">−</mo>
              <mi>r</mi>
            </mrow>
          </mrow>
          <mo fence="true" stretchy="false">)</mo>
        </mrow>
      </mrow>
    </mrow>
    <annotation encoding="StarMath 5.0">h( k ) = [( a times k ) mod 2^w] &gt;&gt; ( w - r )</annotation>
  </semantics>
</math>
</file>

<file path=Object 4/content.xml><?xml version="1.0" encoding="utf-8"?>
<math xmlns="http://www.w3.org/1998/Math/MathML" display="block">
  <semantics>
    <mrow>
      <mi>h</mi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row>
                <mo fence="true" stretchy="false">(</mo>
                <mrow>
                  <mrow>
                    <mi mathvariant="italic">ak</mi>
                    <mo stretchy="false">+</mo>
                    <mi>b</mi>
                  </mrow>
                </mrow>
                <mo fence="true" stretchy="false">)</mo>
              </mrow>
              <mi mathvariant="italic">mod</mi>
              <mi>p</mi>
            </mrow>
          </mrow>
          <mo fence="true" stretchy="false">]</mo>
        </mrow>
      </mrow>
      <mi mathvariant="italic">mod</mi>
      <mi>m</mi>
    </mrow>
    <annotation encoding="StarMath 5.0">h( k ) = [ (ak + b) mod p ] mod m</annotation>
  </semantics>
</math>
</file>

<file path=Object 5/content.xml><?xml version="1.0" encoding="utf-8"?>
<math xmlns="http://www.w3.org/1998/Math/MathML" display="block">
  <semantics>
    <mrow>
      <mo fence="true" stretchy="false">[</mo>
      <mrow>
        <mrow>
          <mn>0,</mn>
          <mn>...</mn>
          <mi>,</mi>
          <mrow>
            <mi>p</mi>
            <mo stretchy="false">−</mo>
            <mn>1</mn>
          </mrow>
        </mrow>
      </mrow>
      <mo fence="true" stretchy="false">]</mo>
    </mrow>
    <annotation encoding="StarMath 5.0">[ 0, ..., p-1 ]</annotation>
  </semantics>
</math>
</file>

<file path=Object 6/content.xml><?xml version="1.0" encoding="utf-8"?>
<math xmlns="http://www.w3.org/1998/Math/MathML" display="block">
  <semantics>
    <mrow>
      <mrow>
        <mi>m</mi>
        <mo stretchy="false">=</mo>
        <mi mathvariant="normal">Θ</mi>
      </mrow>
      <mrow>
        <mo fence="true" stretchy="false">(</mo>
        <mrow>
          <mi>n</mi>
        </mrow>
        <mo fence="true" stretchy="false">)</mo>
      </mrow>
    </mrow>
    <annotation encoding="StarMath 5.0">m = %THETA( n )</annotation>
  </semantics>
</math>
</file>

<file path=Object 7/content.xml><?xml version="1.0" encoding="utf-8"?>
<math xmlns="http://www.w3.org/1998/Math/MathML" display="block">
  <semantics>
    <mrow>
      <mi mathvariant="normal">Θ</mi>
      <mrow>
        <mo fence="true" stretchy="false">(</mo>
        <mrow>
          <mn>1</mn>
        </mrow>
        <mo fence="true" stretchy="false">)</mo>
      </mrow>
    </mrow>
    <annotation encoding="StarMath 5.0">%THETA( 1 )</annotation>
  </semantics>
</math>
</file>

<file path=Object 8/content.xml><?xml version="1.0" encoding="utf-8"?>
<math xmlns="http://www.w3.org/1998/Math/MathML" display="block">
  <semantics>
    <mrow>
      <mi mathvariant="normal">Θ</mi>
      <mrow>
        <mo fence="true" stretchy="false">(</mo>
        <mrow>
          <mi>k</mi>
        </mrow>
        <mo fence="true" stretchy="false">)</mo>
      </mrow>
    </mrow>
    <annotation encoding="StarMath 5.0">%THETA( k )</annotation>
  </semantics>
</math>
</file>

<file path=Object 9/content.xml><?xml version="1.0" encoding="utf-8"?>
<math xmlns="http://www.w3.org/1998/Math/MathML" display="block">
  <semantics>
    <mrow>
      <mi mathvariant="normal">Θ</mi>
      <mrow>
        <mo fence="true" stretchy="false">(</mo>
        <mrow>
          <mn>1</mn>
        </mrow>
        <mo fence="true" stretchy="false">)</mo>
      </mrow>
    </mrow>
    <annotation encoding="StarMath 5.0">%THETA( 1 )</annotation>
  </semantics>
</math>
</file>